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SalBySexe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8:07:38.681000000</meta:creation-date>
    <meta:generator>LibreOffice/4.2.5.2$Windows_x86 LibreOffice_project/6ff819b65674ae6c83f3cbab9e4a4c2b292a7a94</meta:generator>
    <dc:date>2016-11-14T09:36:03.879000000</dc:date>
    <meta:editing-duration>P0D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legend chart:legend-position="end" svg:x="14.052cm" svg:y="3.925cm" style:legend-expansion="high" chart:style-name="ch2"/>
        <chart:plot-area chart:style-name="ch3" chart:data-source-has-labels="both" svg:x="0.319cm" svg:y="0.672cm" svg:width="13.414cm" svg:height="8.148cm">
          <chartooo:coordinate-region svg:x="2.952cm" svg:y="0.673cm" svg:width="8.147cm" svg:height="8.14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eur Y</text:p>
              </table:table-cell>
            </table:table-row>
          </table:table-header-rows>
          <table:table-rows>
            <table:table-row>
              <table:table-cell office:value-type="string">
                <text:p>Femme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Homme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